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, 'DejaVu Sans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53cm"/>
    </style:style>
    <style:style style:name="co2" style:family="table-column">
      <style:table-column-properties fo:break-before="auto" style:column-width="1.087cm"/>
    </style:style>
    <style:style style:name="co3" style:family="table-column">
      <style:table-column-properties fo:break-before="auto" style:column-width="1.475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/>
    <style:style style:name="ce2" style:family="table-cell" style:parent-style-name="Default">
      <style:text-properties style:font-name="Arial1" fo:language="en" fo:country="US" style:font-name-asian="Arial1" style:font-size-asian="6.80000019073486pt" style:language-asian="en" style:country-asian="US" style:font-name-complex="Arial1" style:font-size-complex="5.65000009536743pt" style:language-complex="en" style:country-complex="US"/>
    </style:style>
    <style:style style:name="T1" style:family="text">
      <style:text-properties fo:color="#0000ff"/>
    </style:style>
    <style:style style:name="T2" style:family="text">
      <style:text-properties fo:color="#ff0000"/>
    </style:style>
    <style:style style:name="T3" style:family="text">
      <style:text-properties fo:color="#ff00ff"/>
    </style:style>
    <style:style style:name="T4" style:family="text">
      <style:text-properties fo:color="#008000"/>
    </style:style>
    <style:style style:name="T5" style:family="text">
      <style:text-properties fo:color="#000080"/>
    </style:style>
    <style:style style:name="T6" style:family="text">
      <style:text-properties fo:color="#800000"/>
    </style:style>
  </office:automatic-styles>
  <office:body>
    <office:spreadsheet>
      <table:table table:name="Arkusz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9" table:default-cell-style-name="Default"/>
        <table:table-row table:style-name="ro1">
          <table:table-cell table:number-columns-repeated="2"/>
          <table:table-cell office:value-type="string">
            <text:p>zgony</text:p>
          </table:table-cell>
          <table:table-cell office:value-type="string">
            <text:p>prognoza</text:p>
          </table:table-cell>
          <table:table-cell office:value-type="string">
            <text:p>prognoza zaokr.</text:p>
          </table:table-cell>
          <table:table-cell office:value-type="string">
            <text:p>zgony nadmiarowe</text:p>
          </table:table-cell>
          <table:table-cell office:value-type="string">
            <text:p>Procent (spadek/wzrost w stos. Do prognozy)</text:p>
          </table:table-cell>
          <table:table-cell office:value-type="string">
            <text:p>dolna granica</text:p>
          </table:table-cell>
          <table:table-cell office:value-type="string">
            <text:p>górna granica</text:p>
          </table:table-cell>
          <table:table-cell office:value-type="string">
            <text:p>zgony powyżej górnej granicy</text:p>
          </table:table-cell>
          <table:table-cell office:value-type="string">
            <text:p>zgony powyżej dolnej granicy</text:p>
          </table:table-cell>
          <table:table-cell office:value-type="string">
            <text:p>procent powyżej górnej granicy</text:p>
          </table:table-cell>
        </table:table-row>
        <table:table-row table:style-name="ro1">
          <table:table-cell office:value-type="string">
            <text:p>LT</text:p>
          </table:table-cell>
          <table:table-cell office:value-type="float" office:value="2000">
            <text:p>2000</text:p>
          </table:table-cell>
          <table:table-cell office:value-type="float" office:value="38919">
            <text:p>38919</text:p>
          </table:table-cell>
          <table:table-cell table:number-columns-repeated="9"/>
        </table:table-row>
        <table:table-row table:style-name="ro1">
          <table:table-cell office:value-type="string">
            <text:p>LT</text:p>
          </table:table-cell>
          <table:table-cell office:value-type="float" office:value="2001">
            <text:p>2001</text:p>
          </table:table-cell>
          <table:table-cell office:value-type="float" office:value="40399">
            <text:p>40399</text:p>
          </table:table-cell>
          <table:table-cell table:number-columns-repeated="9"/>
        </table:table-row>
        <table:table-row table:style-name="ro1">
          <table:table-cell office:value-type="string">
            <text:p>LT</text:p>
          </table:table-cell>
          <table:table-cell office:value-type="float" office:value="2002">
            <text:p>2002</text:p>
          </table:table-cell>
          <table:table-cell office:value-type="float" office:value="41072">
            <text:p>41072</text:p>
          </table:table-cell>
          <table:table-cell table:number-columns-repeated="9"/>
        </table:table-row>
        <table:table-row table:style-name="ro1">
          <table:table-cell office:value-type="string">
            <text:p>LT</text:p>
          </table:table-cell>
          <table:table-cell office:value-type="float" office:value="2003">
            <text:p>2003</text:p>
          </table:table-cell>
          <table:table-cell office:value-type="float" office:value="40990">
            <text:p>40990</text:p>
          </table:table-cell>
          <table:table-cell table:number-columns-repeated="9"/>
        </table:table-row>
        <table:table-row table:style-name="ro1">
          <table:table-cell office:value-type="string">
            <text:p>LT</text:p>
          </table:table-cell>
          <table:table-cell office:value-type="float" office:value="2004">
            <text:p>2004</text:p>
          </table:table-cell>
          <table:table-cell office:value-type="float" office:value="41340">
            <text:p>41340</text:p>
          </table:table-cell>
          <table:table-cell table:number-columns-repeated="9"/>
        </table:table-row>
        <table:table-row table:style-name="ro1">
          <table:table-cell office:value-type="string">
            <text:p>LT</text:p>
          </table:table-cell>
          <table:table-cell office:value-type="float" office:value="2005">
            <text:p>2005</text:p>
          </table:table-cell>
          <table:table-cell office:value-type="float" office:value="43799">
            <text:p>43799</text:p>
          </table:table-cell>
          <table:table-cell table:number-columns-repeated="9"/>
        </table:table-row>
        <table:table-row table:style-name="ro1">
          <table:table-cell office:value-type="string">
            <text:p>LT</text:p>
          </table:table-cell>
          <table:table-cell office:value-type="float" office:value="2006">
            <text:p>2006</text:p>
          </table:table-cell>
          <table:table-cell office:value-type="float" office:value="44813">
            <text:p>44813</text:p>
          </table:table-cell>
          <table:table-cell table:number-columns-repeated="9"/>
        </table:table-row>
        <table:table-row table:style-name="ro1">
          <table:table-cell office:value-type="string">
            <text:p>LT</text:p>
          </table:table-cell>
          <table:table-cell office:value-type="float" office:value="2007">
            <text:p>2007</text:p>
          </table:table-cell>
          <table:table-cell office:value-type="float" office:value="45624">
            <text:p>45624</text:p>
          </table:table-cell>
          <table:table-cell table:number-columns-repeated="9"/>
        </table:table-row>
        <table:table-row table:style-name="ro1">
          <table:table-cell office:value-type="string">
            <text:p>LT</text:p>
          </table:table-cell>
          <table:table-cell office:value-type="float" office:value="2008">
            <text:p>2008</text:p>
          </table:table-cell>
          <table:table-cell office:value-type="float" office:value="43832">
            <text:p>43832</text:p>
          </table:table-cell>
          <table:table-cell table:number-columns-repeated="9"/>
        </table:table-row>
        <table:table-row table:style-name="ro1">
          <table:table-cell office:value-type="string">
            <text:p>LT</text:p>
          </table:table-cell>
          <table:table-cell office:value-type="float" office:value="2009">
            <text:p>2009</text:p>
          </table:table-cell>
          <table:table-cell office:value-type="float" office:value="42032">
            <text:p>42032</text:p>
          </table:table-cell>
          <table:table-cell table:number-columns-repeated="9"/>
        </table:table-row>
        <table:table-row table:style-name="ro1">
          <table:table-cell office:value-type="string">
            <text:p>LT</text:p>
          </table:table-cell>
          <table:table-cell office:value-type="float" office:value="2010">
            <text:p>2010</text:p>
          </table:table-cell>
          <table:table-cell office:value-type="float" office:value="42120">
            <text:p>42120</text:p>
          </table:table-cell>
          <table:table-cell table:number-columns-repeated="9"/>
        </table:table-row>
        <table:table-row table:style-name="ro1">
          <table:table-cell office:value-type="string">
            <text:p>LT</text:p>
          </table:table-cell>
          <table:table-cell office:value-type="float" office:value="2011">
            <text:p>2011</text:p>
          </table:table-cell>
          <table:table-cell office:value-type="float" office:value="41037">
            <text:p>41037</text:p>
          </table:table-cell>
          <table:table-cell table:number-columns-repeated="9"/>
        </table:table-row>
        <table:table-row table:style-name="ro1">
          <table:table-cell office:value-type="string">
            <text:p>LT</text:p>
          </table:table-cell>
          <table:table-cell office:value-type="float" office:value="2012">
            <text:p>2012</text:p>
          </table:table-cell>
          <table:table-cell office:value-type="float" office:value="40938">
            <text:p>40938</text:p>
          </table:table-cell>
          <table:table-cell table:number-columns-repeated="9"/>
        </table:table-row>
        <table:table-row table:style-name="ro1">
          <table:table-cell office:value-type="string">
            <text:p>LT</text:p>
          </table:table-cell>
          <table:table-cell office:value-type="float" office:value="2013">
            <text:p>2013</text:p>
          </table:table-cell>
          <table:table-cell office:value-type="float" office:value="41511">
            <text:p>41511</text:p>
          </table:table-cell>
          <table:table-cell table:number-columns-repeated="9"/>
        </table:table-row>
        <table:table-row table:style-name="ro1">
          <table:table-cell office:value-type="string">
            <text:p>LT</text:p>
          </table:table-cell>
          <table:table-cell office:value-type="float" office:value="2014">
            <text:p>2014</text:p>
          </table:table-cell>
          <table:table-cell office:value-type="float" office:value="40252">
            <text:p>40252</text:p>
          </table:table-cell>
          <table:table-cell table:number-columns-repeated="9"/>
        </table:table-row>
        <table:table-row table:style-name="ro1">
          <table:table-cell office:value-type="string">
            <text:p>LT</text:p>
          </table:table-cell>
          <table:table-cell office:value-type="float" office:value="2015">
            <text:p>2015</text:p>
          </table:table-cell>
          <table:table-cell office:value-type="float" office:value="41776">
            <text:p>41776</text:p>
          </table:table-cell>
          <table:table-cell table:number-columns-repeated="9"/>
        </table:table-row>
        <table:table-row table:style-name="ro1">
          <table:table-cell office:value-type="string">
            <text:p>LT</text:p>
          </table:table-cell>
          <table:table-cell office:value-type="float" office:value="2016">
            <text:p>2016</text:p>
          </table:table-cell>
          <table:table-cell office:value-type="float" office:value="41106">
            <text:p>41106</text:p>
          </table:table-cell>
          <table:table-cell table:number-columns-repeated="9"/>
        </table:table-row>
        <table:table-row table:style-name="ro1">
          <table:table-cell office:value-type="string">
            <text:p>LT</text:p>
          </table:table-cell>
          <table:table-cell office:value-type="float" office:value="2017">
            <text:p>2017</text:p>
          </table:table-cell>
          <table:table-cell office:value-type="float" office:value="40142">
            <text:p>40142</text:p>
          </table:table-cell>
          <table:table-cell table:number-columns-repeated="9"/>
        </table:table-row>
        <table:table-row table:style-name="ro1">
          <table:table-cell office:value-type="string">
            <text:p>LT</text:p>
          </table:table-cell>
          <table:table-cell office:value-type="float" office:value="2018">
            <text:p>2018</text:p>
          </table:table-cell>
          <table:table-cell office:value-type="float" office:value="39574">
            <text:p>39574</text:p>
          </table:table-cell>
          <table:table-cell table:number-columns-repeated="9"/>
        </table:table-row>
        <table:table-row table:style-name="ro1">
          <table:table-cell office:value-type="string">
            <text:p>LT</text:p>
          </table:table-cell>
          <table:table-cell office:value-type="float" office:value="2019">
            <text:p>2019</text:p>
          </table:table-cell>
          <table:table-cell office:value-type="float" office:value="38281">
            <text:p>38281</text:p>
          </table:table-cell>
          <table:table-cell table:number-columns-repeated="9"/>
        </table:table-row>
        <table:table-row table:style-name="ro1">
          <table:table-cell office:value-type="string">
            <text:p>LT</text:p>
          </table:table-cell>
          <table:table-cell office:value-type="float" office:value="2020">
            <text:p>2020</text:p>
          </table:table-cell>
          <table:table-cell office:value-type="float" office:value="43547">
            <text:p>43547</text:p>
          </table:table-cell>
          <table:table-cell table:formula="of:=FORECAST([.B22];[.$C$17:.$C$21];[.$B$17:.$B$21])" office:value-type="float" office:value="37619.2">
            <text:p>37619,2</text:p>
          </table:table-cell>
          <table:table-cell table:formula="of:=ROUND([.D22];0)" office:value-type="float" office:value="37619">
            <text:p>37619</text:p>
          </table:table-cell>
          <table:table-cell table:formula="of:=[.C22]-[.E22]" office:value-type="float" office:value="5928">
            <text:p>5928</text:p>
          </table:table-cell>
          <table:table-cell table:formula="of:=[.F22]/[.E22]*100" office:value-type="float" office:value="15.757994630373">
            <text:p>15,7579946304</text:p>
          </table:table-cell>
          <table:table-cell table:formula="of:=ROUND([.F45]-[.F47];0)" office:value-type="float" office:value="36708">
            <text:p>36708</text:p>
          </table:table-cell>
          <table:table-cell table:formula="of:=ROUND([.F45]+[.F47];0)" office:value-type="float" office:value="38530">
            <text:p>38530</text:p>
          </table:table-cell>
          <table:table-cell table:formula="of:=[.C22]-[.I22]" office:value-type="float" office:value="5017">
            <text:p>5017</text:p>
          </table:table-cell>
          <table:table-cell table:formula="of:=[.C22]-[.H22]" office:value-type="float" office:value="6839">
            <text:p>6839</text:p>
          </table:table-cell>
          <table:table-cell/>
        </table:table-row>
        <table:table-row table:style-name="ro1">
          <table:table-cell office:value-type="string">
            <text:p>LT</text:p>
          </table:table-cell>
          <table:table-cell office:value-type="float" office:value="2021">
            <text:p>2021</text:p>
          </table:table-cell>
          <table:table-cell office:value-type="float" office:value="47746">
            <text:p>47746</text:p>
          </table:table-cell>
          <table:table-cell table:formula="of:=FORECAST([.B23];[.$C$17:.$C$21];[.$B$17:.$B$21])" office:value-type="float" office:value="36767">
            <text:p>36767</text:p>
          </table:table-cell>
          <table:table-cell table:formula="of:=ROUND([.D23];0)" office:value-type="float" office:value="36767">
            <text:p>36767</text:p>
          </table:table-cell>
          <table:table-cell table:formula="of:=[.C23]-[.E23]" office:value-type="float" office:value="10979">
            <text:p>10979</text:p>
          </table:table-cell>
          <table:table-cell table:formula="of:=[.F23]/[.E23]*100" office:value-type="float" office:value="29.8610166725596">
            <text:p>29,8610166726</text:p>
          </table:table-cell>
          <table:table-cell table:formula="of:=ROUND([.F54]-[.F56];0)" office:value-type="float" office:value="35715">
            <text:p>35715</text:p>
          </table:table-cell>
          <table:table-cell table:formula="of:=ROUND([.F54]+[.F56];0)" office:value-type="float" office:value="37819">
            <text:p>37819</text:p>
          </table:table-cell>
          <table:table-cell table:formula="of:=[.C23]-[.I23]" office:value-type="float" office:value="9927">
            <text:p>9927</text:p>
          </table:table-cell>
          <table:table-cell table:formula="of:=[.C23]-[.H23]" office:value-type="float" office:value="12031">
            <text:p>12031</text:p>
          </table:table-cell>
          <table:table-cell/>
        </table:table-row>
        <table:table-row table:style-name="ro1">
          <table:table-cell office:value-type="string">
            <text:p>LT</text:p>
          </table:table-cell>
          <table:table-cell office:value-type="float" office:value="2022">
            <text:p>2022</text:p>
          </table:table-cell>
          <table:table-cell office:value-type="float" office:value="42884">
            <text:p>42884</text:p>
          </table:table-cell>
          <table:table-cell table:formula="of:=FORECAST([.B24];[.$C$17:.$C$21];[.$B$17:.$B$21])" office:value-type="float" office:value="35914.8">
            <text:p>35914,8</text:p>
          </table:table-cell>
          <table:table-cell table:formula="of:=ROUND([.D24];0)" office:value-type="float" office:value="35915">
            <text:p>35915</text:p>
          </table:table-cell>
          <table:table-cell table:formula="of:=[.C24]-[.E24]" office:value-type="float" office:value="6969">
            <text:p>6969</text:p>
          </table:table-cell>
          <table:table-cell table:formula="of:=[.F24]/[.E24]*100" office:value-type="float" office:value="19.4041486843937">
            <text:p>19,4041486844</text:p>
          </table:table-cell>
          <table:table-cell table:formula="of:=ROUND([.F63]-[.F65];0)" office:value-type="float" office:value="34706">
            <text:p>34706</text:p>
          </table:table-cell>
          <table:table-cell table:formula="of:=ROUND([.F63]+[.F65];0)" office:value-type="float" office:value="37124">
            <text:p>37124</text:p>
          </table:table-cell>
          <table:table-cell table:formula="of:=[.C24]-[.I24]" office:value-type="float" office:value="5760">
            <text:p>5760</text:p>
          </table:table-cell>
          <table:table-cell table:formula="of:=[.C24]-[.H24]" office:value-type="float" office:value="8178">
            <text:p>8178</text:p>
          </table:table-cell>
          <table:table-cell/>
        </table:table-row>
        <table:table-row table:style-name="ro1">
          <table:table-cell/>
          <table:table-cell office:value-type="string">
            <text:p>suma</text:p>
          </table:table-cell>
          <table:table-cell table:formula="of:=SUM([.C22:.C24])" office:value-type="float" office:value="134177">
            <text:p>134177</text:p>
          </table:table-cell>
          <table:table-cell/>
          <table:table-cell table:formula="of:=SUM([.E22:.E24])" office:value-type="float" office:value="110301">
            <text:p>110301</text:p>
          </table:table-cell>
          <table:table-cell table:formula="of:=SUM([.F22:.F24])" office:value-type="float" office:value="23876">
            <text:p>23876</text:p>
          </table:table-cell>
          <table:table-cell table:formula="of:=[.F25]/[.E25]*100" office:value-type="float" office:value="21.6462226090425">
            <text:p>21,646222609</text:p>
          </table:table-cell>
          <table:table-cell table:formula="of:=SUM([.H22:.H24])" office:value-type="float" office:value="107129">
            <text:p>107129</text:p>
          </table:table-cell>
          <table:table-cell table:formula="of:=SUM([.I22:.I24])" office:value-type="float" office:value="113473">
            <text:p>113473</text:p>
          </table:table-cell>
          <table:table-cell table:formula="of:=SUM([.J22:.J24])" office:value-type="float" office:value="20704">
            <text:p>20704</text:p>
          </table:table-cell>
          <table:table-cell table:formula="of:=SUM([.K22:.K24])" office:value-type="float" office:value="27048">
            <text:p>27048</text:p>
          </table:table-cell>
          <table:table-cell table:formula="of:=[.J25]/[.E25]*100" office:value-type="float" office:value="18.7704553902503">
            <text:p>18,7704553903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table:number-matrix-columns-spanned="3" table:number-matrix-rows-spanned="6" table:formula="of:=LINEST([.C17:.C21];[.B17:.B21];1;1)" office:value-type="float" office:value="-852.2">
            <text:p>-852,2</text:p>
          </table:table-cell>
          <table:table-cell office:value-type="float" office:value="1759063.2">
            <text:p>1759063,2</text:p>
          </table:table-cell>
          <table:table-cell office:value-type="float" office:value="0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62.4596936763793">
            <text:p>62,4596936764</text:p>
          </table:table-cell>
          <table:table-cell office:value-type="float" office:value="125981.233111884">
            <text:p>125981,233111884</text:p>
          </table:table-cell>
          <table:table-cell office:value-type="float" office:value="0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0.98414030204385">
            <text:p>0,984140302</text:p>
          </table:table-cell>
          <table:table-cell office:value-type="float" office:value="197.514893953173">
            <text:p>197,5148939532</text:p>
          </table:table-cell>
          <table:table-cell office:value-type="float" office:value="0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86.158709598039">
            <text:p>186,158709598</text:p>
          </table:table-cell>
          <table:table-cell office:value-type="float" office:value="3">
            <text:p>3</text:p>
          </table:table-cell>
          <table:table-cell office:value-type="float" office:value="0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7262448.39997559">
            <text:p>7262448,39997559</text:p>
          </table:table-cell>
          <table:table-cell office:value-type="float" office:value="117036.400024414">
            <text:p>117036,400024414</text:p>
          </table:table-cell>
          <table:table-cell office:value-type="float" office:value="0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0">
            <text:p>#N/D</text:p>
          </table:table-cell>
          <table:table-cell office:value-type="float" office:value="0">
            <text:p>#N/D</text:p>
          </table:table-cell>
          <table:table-cell office:value-type="float" office:value="0">
            <text:p>#N/D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>
            <text:p>stat t</text:p>
          </table:table-cell>
          <table:table-cell table:formula="of:=[.E27]/[.E28]" office:value-type="float" office:value="-13.6439990310468">
            <text:p>-13,643999031</text:p>
          </table:table-cell>
          <table:table-cell table:number-columns-repeated="7"/>
        </table:table-row>
        <table:table-row table:style-name="ro1">
          <table:table-cell table:number-columns-repeated="4"/>
          <table:table-cell table:formula="of:=TDIST(ABS([.$E$34]);[.$F$30];2)" office:value-type="float" office:value="0.00085174642622125">
            <text:p>0,0008517464</text:p>
          </table:table-cell>
          <table:table-cell table:formula="of:=TDIST(ABS([.$E$34]);[.$F$30];1)" office:value-type="float" office:value="0.000425873213110625">
            <text:p>0,0004258732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>
            <text:p>Calculations for 95% Prediction Interval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Measurement</text:p>
          </table:table-cell>
          <table:table-cell office:value-type="string">
            <text:p>Symbol</text:p>
          </table:table-cell>
          <table:table-cell office:value-type="string">
            <text:p>Value</text:p>
          </table:table-cell>
          <table:table-cell office:value-type="string">
            <text:p>Command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Sample size</text:p>
          </table:table-cell>
          <table:table-cell office:value-type="string">
            <text:p>N</text:p>
          </table:table-cell>
          <table:table-cell table:formula="of:=ROWS([.B17:.B21])" office:value-type="float" office:value="5">
            <text:p>5</text:p>
          </table:table-cell>
          <table:table-cell office:value-type="string">
            <text:p>'=LICZBA.WIERSZY(<text:span text:style-name="T1">B17:B21</text:span>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Degrees of freedom</text:p>
          </table:table-cell>
          <table:table-cell office:value-type="string">
            <text:p>df</text:p>
          </table:table-cell>
          <table:table-cell table:formula="of:=[.F39]-2" office:value-type="float" office:value="3">
            <text:p>3</text:p>
          </table:table-cell>
          <table:table-cell office:value-type="string">
            <text:p>'=<text:span text:style-name="T1">F39</text:span>-2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X-bar</text:p>
          </table:table-cell>
          <table:table-cell/>
          <table:table-cell table:formula="of:=AVERAGE([.B17:.B21])" office:value-type="float" office:value="2017">
            <text:p>2017</text:p>
          </table:table-cell>
          <table:table-cell office:value-type="string">
            <text:p>'=ŚREDNIA(<text:span text:style-name="T1">B17:B21</text:span>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Standard error</text:p>
          </table:table-cell>
          <table:table-cell office:value-type="string">
            <text:p>Se</text:p>
          </table:table-cell>
          <table:table-cell table:formula="of:=STEYX([.C17:.C21];[.B17:.B21])" office:value-type="float" office:value="197.514893953174">
            <text:p>197,5148939532</text:p>
          </table:table-cell>
          <table:table-cell office:value-type="string">
            <text:p>'=REGBŁSTD(<text:span text:style-name="T1">C17:C21</text:span>;<text:span text:style-name="T2">B17:B21</text:span>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Squared deviations of x</text:p>
          </table:table-cell>
          <table:table-cell office:value-type="string">
            <text:p>Ssx</text:p>
          </table:table-cell>
          <table:table-cell table:formula="of:=DEVSQ([.B17:.B21])" office:value-type="float" office:value="10">
            <text:p>10</text:p>
          </table:table-cell>
          <table:table-cell office:value-type="string">
            <text:p>'=ODCH.KWADRATOWE(<text:span text:style-name="T1">C17:C21</text:span>)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Value of x for prediction</text:p>
          </table:table-cell>
          <table:table-cell office:value-type="string">
            <text:p>X</text:p>
          </table:table-cell>
          <table:table-cell table:style-name="ce1" table:formula="of:=[.B22]" office:value-type="float" office:value="2020">
            <text:p>2020,00</text:p>
          </table:table-cell>
          <table:table-cell office:value-type="string">
            <text:p>NA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Forcast value of y</text:p>
          </table:table-cell>
          <table:table-cell/>
          <table:table-cell table:style-name="ce1" table:formula="of:=FORECAST([.B22];[.C17:.C21];[.B17:.B21])" office:value-type="float" office:value="37619.2">
            <text:p>37619,20</text:p>
          </table:table-cell>
          <table:table-cell office:value-type="string">
            <text:p>'=REGLINX(<text:span text:style-name="T1">B22</text:span>;<text:span text:style-name="T2">C17:C21</text:span>;<text:span text:style-name="T3">B17:B21</text:span>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Value of t-distribution</text:p>
          </table:table-cell>
          <table:table-cell/>
          <table:table-cell table:style-name="ce2" table:formula="of:=ABS(TINV(0.05;[.F40]))" office:value-type="float" office:value="3.18244630528371">
            <text:p>3,1824463053</text:p>
          </table:table-cell>
          <table:table-cell office:value-type="string">
            <text:p>'=MODUŁ.LICZBY(ROZKŁAD.T.ODW(0,05;<text:span text:style-name="T1">F40</text:span>)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Margin of error</text:p>
          </table:table-cell>
          <table:table-cell office:value-type="string">
            <text:p>E</text:p>
          </table:table-cell>
          <table:table-cell table:formula="of:=[.F46]*[.F42]*SQRT(1+1/[.F39]+([.F44]-[.F41])^2/[.F43])" office:value-type="float" office:value="910.899748567123">
            <text:p>910,8997485671</text:p>
          </table:table-cell>
          <table:table-cell office:value-type="string">
            <text:p>'=<text:span text:style-name="T1">F46</text:span>*<text:span text:style-name="T2">F42</text:span>*PIERWIASTEK(1+1/<text:span text:style-name="T3">F39</text:span>+(<text:span text:style-name="T4">F44</text:span>-<text:span text:style-name="T5">F41</text:span>)^2/<text:span text:style-name="T6">F43</text:span>)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standard error of the model</text:p>
          </table:table-cell>
          <table:table-cell/>
          <table:table-cell table:formula="of:=[.F42]*SQRT(1+1/[.F39]+([.F44]-[.F41])^2/[.F43])" office:value-type="float" office:value="286.226274125909">
            <text:p>286,2262741259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2">
          <table:table-cell table:number-columns-repeated="3"/>
          <table:table-cell office:value-type="string">
            <text:p>Lower Bound</text:p>
          </table:table-cell>
          <table:table-cell/>
          <table:table-cell table:formula="of:=[.F45]-[.F47]" office:value-type="float" office:value="36708.3002514329">
            <text:p>36708,3002514329</text:p>
          </table:table-cell>
          <table:table-cell office:value-type="string">
            <text:p>'=<text:span text:style-name="T1">F45</text:span>-<text:span text:style-name="T2">F47</text:span>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Upper Bound</text:p>
          </table:table-cell>
          <table:table-cell/>
          <table:table-cell table:formula="of:=[.F45]+[.F47]" office:value-type="float" office:value="38530.0997485671">
            <text:p>38530,0997485671</text:p>
          </table:table-cell>
          <table:table-cell office:value-type="string">
            <text:p>'=<text:span text:style-name="T1">F45</text:span>+<text:span text:style-name="T2">F47</text:span>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>
            <text:p>Value of x for prediction</text:p>
          </table:table-cell>
          <table:table-cell office:value-type="string">
            <text:p>X</text:p>
          </table:table-cell>
          <table:table-cell table:style-name="ce1" table:formula="of:=[.B23]" office:value-type="float" office:value="2021">
            <text:p>2021,00</text:p>
          </table:table-cell>
          <table:table-cell office:value-type="string">
            <text:p>NA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Forcast value of y</text:p>
          </table:table-cell>
          <table:table-cell/>
          <table:table-cell table:style-name="ce1" table:formula="of:=FORECAST([.B23];[.C17:.C21];[.B17:.B21])" office:value-type="float" office:value="36767">
            <text:p>36767,00</text:p>
          </table:table-cell>
          <table:table-cell office:value-type="string">
            <text:p>'=REGLINX(<text:span text:style-name="T1">B23</text:span>;<text:span text:style-name="T2">C17:C21</text:span>;<text:span text:style-name="T3">B17:B21</text:span>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Value of t-distribution</text:p>
          </table:table-cell>
          <table:table-cell/>
          <table:table-cell table:style-name="ce2" table:formula="of:=ABS(TINV(0.05;[.F40]))" office:value-type="float" office:value="3.18244630528371">
            <text:p>3,1824463053</text:p>
          </table:table-cell>
          <table:table-cell office:value-type="string">
            <text:p>'=MODUŁ.LICZBY(ROZKŁAD.T.ODW(0,05;<text:span text:style-name="T1">F40</text:span>)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Margin of error</text:p>
          </table:table-cell>
          <table:table-cell office:value-type="string">
            <text:p>E</text:p>
          </table:table-cell>
          <table:table-cell table:formula="of:=[.F55]*[.F42]*SQRT(1+1/[.F39]+([.F53]-[.F41])^2/[.F43])" office:value-type="float" office:value="1051.81643007998">
            <text:p>1051,81643008</text:p>
          </table:table-cell>
          <table:table-cell office:value-type="string">
            <text:p>'=<text:span text:style-name="T1">F54</text:span>*<text:span text:style-name="T2">F42</text:span>*PIERWIASTEK(1+1/<text:span text:style-name="T3">F39</text:span>+(<text:span text:style-name="T4">F52</text:span>-<text:span text:style-name="T5">F41</text:span>)^2/<text:span text:style-name="T6">F43</text:span>)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standard error of the model</text:p>
          </table:table-cell>
          <table:table-cell/>
          <table:table-cell table:formula="of:=[.F42]*SQRT(1+1/[.F39]+([.F53]-[.F41])^2/[.F43])" office:value-type="float" office:value="330.505632831475">
            <text:p>330,5056328315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2">
          <table:table-cell table:number-columns-repeated="3"/>
          <table:table-cell office:value-type="string">
            <text:p>Lower Bound</text:p>
          </table:table-cell>
          <table:table-cell/>
          <table:table-cell table:formula="of:=[.F54]-[.F56]" office:value-type="float" office:value="35715.18356992">
            <text:p>35715,18356992</text:p>
          </table:table-cell>
          <table:table-cell office:value-type="string">
            <text:p>'=<text:span text:style-name="T1">F53</text:span>-<text:span text:style-name="T2">F55</text:span>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Upper Bound</text:p>
          </table:table-cell>
          <table:table-cell/>
          <table:table-cell table:formula="of:=[.F54]+[.F56]" office:value-type="float" office:value="37818.81643008">
            <text:p>37818,81643008</text:p>
          </table:table-cell>
          <table:table-cell office:value-type="string">
            <text:p>'=<text:span text:style-name="T1">F53</text:span>+<text:span text:style-name="T2">F55</text:span>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>
            <text:p>Value of x for prediction</text:p>
          </table:table-cell>
          <table:table-cell office:value-type="string">
            <text:p>X</text:p>
          </table:table-cell>
          <table:table-cell table:style-name="ce1" table:formula="of:=[.B24]" office:value-type="float" office:value="2022">
            <text:p>2022,00</text:p>
          </table:table-cell>
          <table:table-cell office:value-type="string">
            <text:p>NA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Forcast value of y</text:p>
          </table:table-cell>
          <table:table-cell/>
          <table:table-cell table:style-name="ce1" table:formula="of:=FORECAST([.B24];[.C17:.C21];[.B17:.B21])" office:value-type="float" office:value="35914.8">
            <text:p>35914,80</text:p>
          </table:table-cell>
          <table:table-cell office:value-type="string">
            <text:p>'=REGLINX(<text:span text:style-name="T1">B24</text:span>;<text:span text:style-name="T2">C17:C21</text:span>;<text:span text:style-name="T3">B17:B21</text:span>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Value of t-distribution</text:p>
          </table:table-cell>
          <table:table-cell/>
          <table:table-cell table:style-name="ce2" table:formula="of:=ABS(TINV(0.05;[.F40]))" office:value-type="float" office:value="3.18244630528371">
            <text:p>3,1824463053</text:p>
          </table:table-cell>
          <table:table-cell office:value-type="string">
            <text:p>'=MODUŁ.LICZBY(ROZKŁAD.T.ODW(0,05;<text:span text:style-name="T1">F40</text:span>)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Margin of error</text:p>
          </table:table-cell>
          <table:table-cell office:value-type="string">
            <text:p>E</text:p>
          </table:table-cell>
          <table:table-cell table:formula="of:=[.F64]*[.F42]*SQRT(1+1/[.F39]+([.F62]-[.F41])^2/[.F43])" office:value-type="float" office:value="1209.09881871478">
            <text:p>1209,0988187148</text:p>
          </table:table-cell>
          <table:table-cell office:value-type="string">
            <text:p>'=<text:span text:style-name="T1">F62</text:span>*<text:span text:style-name="T2">F42</text:span>*PIERWIASTEK(1+1/<text:span text:style-name="T3">F39</text:span>+(<text:span text:style-name="T4">F60</text:span>-<text:span text:style-name="T5">F41</text:span>)^2/<text:span text:style-name="T6">F43</text:span>)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standard error of the model</text:p>
          </table:table-cell>
          <table:table-cell/>
          <table:table-cell table:formula="of:=[.F42]*SQRT(1+1/[.F39]+([.F62]-[.F41])^2/[.F43])" office:value-type="float" office:value="379.927484308958">
            <text:p>379,927484309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2">
          <table:table-cell table:number-columns-repeated="3"/>
          <table:table-cell office:value-type="string">
            <text:p>Lower Bound</text:p>
          </table:table-cell>
          <table:table-cell/>
          <table:table-cell table:formula="of:=[.F63]-[.F65]" office:value-type="float" office:value="34705.7011812852">
            <text:p>34705,7011812852</text:p>
          </table:table-cell>
          <table:table-cell office:value-type="string">
            <text:p>'=<text:span text:style-name="T1">F61</text:span>-<text:span text:style-name="T2">F63</text:span>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Upper Bound</text:p>
          </table:table-cell>
          <table:table-cell/>
          <table:table-cell table:formula="of:=[.F63]+[.F65]" office:value-type="float" office:value="37123.8988187148">
            <text:p>37123,8988187148</text:p>
          </table:table-cell>
          <table:table-cell office:value-type="string">
            <text:p>'=<text:span text:style-name="T1">F61</text:span>+<text:span text:style-name="T2">F63</text:span>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>
            <text:p>Y-bar</text:p>
          </table:table-cell>
          <table:table-cell/>
          <table:table-cell table:formula="of:=AVERAGE([.C17:.C21])" office:value-type="float" office:value="40175.8">
            <text:p>40175,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relative margin</text:p>
          </table:table-cell>
          <table:table-cell/>
          <table:table-cell table:formula="of:=[.F47]/[.F71]*100" office:value-type="float" office:value="2.26728465535751">
            <text:p>2,2672846554</text:p>
          </table:table-cell>
          <table:table-cell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, 'DejaVu Sans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10-06">06.10.2023</text:date>, <text:time>12:05:55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23-10-06T12:05:55.21</dc:date>
    <dc:creator>Andrzej Bystrzycki</dc:creator>
    <meta:generator>OpenOffice.org/3.3$Win32 OpenOffice.org_project/330m20$Build-9567</meta:generator>
    <meta:editing-duration>PT24M3S</meta:editing-duration>
    <meta:editing-cycles>14</meta:editing-cycles>
    <meta:document-statistic meta:table-count="1" meta:cell-count="229" meta:object-count="0"/>
  </office:meta>
</office:document-meta>
</file>